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1" svg:font-family="思源黑體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outline1">
      <style:graphic-properties fo:min-height="8.88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76ff03" loext:opacity="100%" fo:font-weight="bold" fo:background-color="#4e342e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text-properties style:font-name="思源黑體1"/>
    </style:style>
    <style:style style:name="P2" style:family="paragraph">
      <loext:graphic-properties draw:fill-color="#ffffff"/>
    </style:style>
    <style:style style:name="P3" style:family="paragraph">
      <style:text-properties style:font-name="思源黑體1" style:font-name-asian="思源黑體1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76ff03" loext:opacity="100%" fo:font-weight="bold" fo:background-color="#4e342e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思源黑體1" fo:font-weight="bold" fo:background-color="#ffff00" style:font-weight-asian="bold" style:font-weight-complex="bold"/>
    </style:style>
    <style:style style:name="T2" style:family="text">
      <style:text-properties style:font-name="思源黑體1" fo:font-weight="bold" style:font-weight-asian="bold" style:font-weight-complex="bold"/>
    </style:style>
    <style:style style:name="T3" style:family="text">
      <style:text-properties style:font-name="思源黑體1" fo:font-weight="bold" fo:background-color="#f50057" style:font-weight-asian="bold" style:font-weight-complex="bold"/>
    </style:style>
    <style:style style:name="T4" style:family="text">
      <style:text-properties style:font-name="思源黑體1"/>
    </style:style>
    <style:style style:name="T5" style:family="text">
      <style:text-properties fo:color="#ffff00" loext:opacity="100%" style:font-name="思源黑體1" fo:font-weight="bold" fo:background-color="#ff9100" style:font-name-asian="思源黑體1" style:font-weight-asian="bold" style:font-weight-complex="bold"/>
    </style:style>
    <style:style style:name="T6" style:family="text">
      <style:text-properties fo:color="#76ff03" loext:opacity="100%" style:font-name="思源黑體1" fo:font-weight="bold" fo:background-color="#4e342e" style:font-name-asian="思源黑體1" style:font-weight-asian="bold" style:font-weight-complex="bold"/>
    </style:style>
    <style:style style:name="T7" style:family="text">
      <style:text-properties style:font-name="思源黑體1" style:font-name-asian="思源黑體1"/>
    </style:style>
    <style:style style:name="T8" style:family="text">
      <style:text-properties fo:color="#18ffff" loext:opacity="100%" style:font-name="思源黑體1" fo:font-weight="bold" fo:background-color="#ff0000" style:font-name-asian="思源黑體1" style:font-weight-asian="bold" style:font-weight-complex="bold"/>
    </style:style>
    <style:style style:name="T9" style:family="text">
      <style:text-properties style:font-name="思源黑體1" fo:font-weight="bold" style:font-name-asian="思源黑體1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思源黑體1" fo:font-size="32pt" fo:font-style="normal" fo:text-shadow="none" style:text-underline-style="none" fo:font-weight="bold" style:letter-kerning="true" fo:background-color="transparent" style:font-name-asian="思源黑體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e040fb" loext:opacity="100%" style:font-name="思源黑體1" fo:font-weight="bold" style:font-name-asian="思源黑體1" style:font-weight-asian="bold" style:font-weight-complex="bold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思源黑體1" fo:font-size="32pt" fo:font-style="normal" fo:text-shadow="none" style:text-underline-style="none" fo:font-weight="bold" style:letter-kerning="true" fo:background-color="transparent" style:font-name-asian="思源黑體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0000" loext:opacity="100%" style:font-name="思源黑體1" fo:font-weight="bold" style:font-name-asian="思源黑體1" style:font-weight-asian="bold" style:font-weight-complex="bold"/>
    </style:style>
    <style:style style:name="T14" style:family="text">
      <style:text-properties style:font-name="思源黑體1" fo:font-weight="bold" fo:background-color="#ffea00" style:font-name-asian="思源黑體1" style:font-weight-asian="bold" style:font-weight-complex="bold"/>
    </style:style>
    <style:style style:name="T15" style:family="text">
      <style:text-properties fo:color="#000000" loext:opacity="100%" style:font-name="思源黑體1" fo:font-weight="bold" fo:background-color="#18ffff" style:font-name-asian="思源黑體1" style:font-weight-asian="bold" style:font-weight-complex="bold"/>
    </style:style>
    <style:style style:name="T16" style:family="text">
      <style:text-properties fo:color="#000000" loext:opacity="100%" style:font-name="思源黑體1" fo:font-weight="bold" fo:background-color="#ffea00" style:font-name-asian="思源黑體1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4.505cm" svg:x="1.5cm" svg:y="5cm" presentation:class="title" presentation:user-transformed="true">
          <draw:text-box>
            <text:p text:style-name="P1"><text:span text:style-name="T1">int*</text:span><text:span text:style-name="T2"> ptr_a, ptr_b; </text:span><text:span text:style-name="T2">和 </text:span><text:span text:style-name="T2">int </text:span><text:span text:style-name="T3">*ptr</text:span><text:span text:style-name="T2">_a, ptr_b;</text:span><text:span text:style-name="T4"> </text:span><text:span text:style-name="T4">差在哪</text:span><text:span text:style-name="T4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重點只有一句話：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* </text:span><text:span text:style-name="T6">是「跟變數走的」</text:span><text:span text:style-name="T7">，</text:span><text:span text:style-name="T8">不是跟型別走的</text:span><text:span text:style-name="T7">。</text:span></text:p>
              </text:list-item>
              <text:list-item>
                <text:p text:style-name="P3"><text:span text:style-name="T9">int* ptr_a, ptr_b; </text:span><text:span text:style-name="T9">跟 </text:span><text:span text:style-name="T9">int *ptr_a, ptr_b;</text:span><text:span text:style-name="T9">完全一樣。 </text:span></text:p>
              </text:list-item>
              <text:list-item>
                <text:p text:style-name="P3"><text:span text:style-name="T10">ptr_a </text:span><text:span text:style-name="T10">是指標</text:span><text:span text:style-name="T9">; <text:s/>ptr_b </text:span><text:span text:style-name="T9">是普通的 </text:span><text:span text:style-name="T9">int </text:span><text:span text:style-name="T9">變數</text:span></text:p>
              </text:list-item>
            </text:list>
            <text:p text:style-name="P3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寫法一：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>int* </text:span><text:span text:style-name="T9">ptr_a, ptr_b; </text:span><text:span text:style-name="T9">等價於：</text:span></text:p>
              </text:list-header>
              <text:list-item>
                <text:p text:style-name="P3"><text:span text:style-name="T11">int *ptr_a;</text:span></text:p>
              </text:list-item>
              <text:list-item>
                <text:p text:style-name="P3"><text:span text:style-name="T11">int ptr_b; </text:span></text:p>
                <text:p text:style-name="P3"><text:span text:style-name="T11"/></text:p>
              </text:list-item>
            </text:list>
            <text:p text:style-name="P3"><text:span text:style-name="T7"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寫法二：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9">int </text:span><text:span text:style-name="T8">*ptr_a</text:span><text:span text:style-name="T9">, ptr_b;</text:span></text:p>
                <text:p text:style-name="P3"><text:span text:style-name="T9">也是：</text:span></text:p>
              </text:list-header>
              <text:list-item>
                <text:p text:style-name="P3"><text:span text:style-name="T11">int *ptr_a;</text:span></text:p>
              </text:list-item>
              <text:list-item>
                <text:p text:style-name="P3"><text:span text:style-name="T11">int ptr_b; </text:span></text:p>
                <text:p text:style-name="P3"><text:span text:style-name="T9"/></text:p>
              </text:list-item>
            </text:list>
            <text:p text:style-name="P3"><text:span text:style-name="T7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所以實際效果是：</text:p>
          </draw:text-box>
        </draw:frame>
        <draw:frame draw:style-name="standard" draw:layer="layout" svg:width="14.098cm" svg:height="6.038cm" svg:x="7.04cm" svg:y="4.9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變數 </text:p>
              </table:table-cell>
              <table:table-cell>
                <text:p text:style-name="P4">型別 </text:p>
              </table:table-cell>
            </table:table-row>
            <table:table-row table:style-name="ro1">
              <table:table-cell table:style-name="ce2">
                <text:p text:style-name="P5">ptr_a </text:p>
              </table:table-cell>
              <table:table-cell table:style-name="ce3">
                <text:p text:style-name="P6">int*（指向 int 的指標） </text:p>
              </table:table-cell>
            </table:table-row>
            <table:table-row table:style-name="ro2">
              <table:table-cell table:style-name="ce2">
                <text:p text:style-name="P5">ptr_b </text:p>
              </table:table-cell>
              <table:table-cell table:style-name="ce3">
                <text:p text:style-name="P6">int（普通整數）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❗ 常見誤解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9">很多人以為：</text:span></text:p>
                <text:p text:style-name="P3"><text:span text:style-name="T9">int* ptr_a, ptr_b; </text:span></text:p>
                <text:p text:style-name="P3"><text:span text:style-name="T9">等於：</text:span></text:p>
              </text:list-header>
              <text:list-item>
                <text:p text:style-name="P3"><text:span text:style-name="T11">int* ptr_a;</text:span></text:p>
              </text:list-item>
              <text:list-item>
                <text:p text:style-name="P3"><text:span text:style-name="T11">int* ptr_b;</text:span></text:p>
              </text:list-item>
              <text:list-item>
                <text:p text:style-name="P3"><text:span text:style-name="T12">❌ </text:span><text:span text:style-name="T12">錯！！</text:span><text:span text:style-name="T13">！</text:span><text:span text:style-name="T5">實際上只有 </text:span><text:span text:style-name="T5">ptr_a </text:span><text:span text:style-name="T5">是指標。</text:span></text:p>
                <text:p text:style-name="P3"><text:span text:style-name="T11"/></text:p>
              </text:list-item>
            </text:list>
            <text:p text:style-name="P3"><text:span text:style-name="T7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如果想宣告「兩個都是指標」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9">必須這樣寫：</text:span></text:p>
                <text:p text:style-name="P3"><text:span text:style-name="T14">int *ptr_a, *ptr_b;</text:span></text:p>
                <text:p text:style-name="P3"><text:span text:style-name="T9">或是：</text:span></text:p>
              </text:list-header>
              <text:list-item>
                <text:p text:style-name="P3"><text:span text:style-name="T15">int *ptr_a;</text:span></text:p>
              </text:list-item>
              <text:list-item>
                <text:p text:style-name="P3"><text:span text:style-name="T15">int *ptr_b;</text:span></text:p>
                <text:p text:style-name="P3"><text:span text:style-name="T9"/></text:p>
              </text:list-item>
            </text:list>
            <text:p text:style-name="P3"><text:span text:style-name="T7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一個直覺記憶法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6">👉 </text:span><text:span text:style-name="T6">星號是貼在變數前面的，不是貼在 </text:span><text:span text:style-name="T6">int </text:span><text:span text:style-name="T6">上的</text:span></text:p>
                <text:p text:style-name="P3"><text:span text:style-name="T16"/></text:p>
                <text:p text:style-name="P3"><text:span text:style-name="T9"/></text:p>
              </text:list-header>
            </text:list>
            <text:p text:style-name="P3"><text:span text:style-name="T7"/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總結表</text:p>
          </draw:text-box>
        </draw:frame>
        <draw:frame draw:style-name="standard" draw:layer="layout" svg:width="14.098cm" svg:height="7.998cm" svg:x="7.034cm" svg:y="3.9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5">寫法 </text:p>
              </table:table-cell>
              <table:table-cell>
                <text:p text:style-name="P5">ptr_a </text:p>
              </table:table-cell>
              <table:table-cell>
                <text:p text:style-name="P5">ptr_b </text:p>
              </table:table-cell>
            </table:table-row>
            <table:table-row table:style-name="ro1" table:default-cell-style-name="ce2">
              <table:table-cell>
                <text:p text:style-name="P5">int* ptr_a, ptr_b; </text:p>
              </table:table-cell>
              <table:table-cell>
                <text:p text:style-name="P7"><text:span text:style-name="T17">int* </text:span></text:p>
              </table:table-cell>
              <table:table-cell table:style-name="ce4">
                <text:p text:style-name="P8"><text:span text:style-name="T18">int</text:span></text:p>
              </table:table-cell>
            </table:table-row>
            <table:table-row table:style-name="ro1" table:default-cell-style-name="ce2">
              <table:table-cell>
                <text:p text:style-name="P5">int *ptr_a, ptr_b; </text:p>
              </table:table-cell>
              <table:table-cell>
                <text:p text:style-name="P9"><text:span text:style-name="T17">int* </text:span></text:p>
              </table:table-cell>
              <table:table-cell>
                <text:p text:style-name="P7"><text:span text:style-name="T18">int</text:span></text:p>
              </table:table-cell>
            </table:table-row>
            <table:table-row table:style-name="ro3" table:default-cell-style-name="ce2">
              <table:table-cell>
                <text:p text:style-name="P5">int *ptr_a, *ptr_b; </text:p>
              </table:table-cell>
              <table:table-cell>
                <text:p text:style-name="P9"><text:span text:style-name="T17">int* </text:span></text:p>
              </table:table-cell>
              <table:table-cell>
                <text:p text:style-name="P7"><text:span text:style-name="T17">int*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1" svg:font-family="思源黑體" style:font-family-generic="swiss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" style:font-family-asian="思源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思源黑體" style:font-family-asian="思源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5T12:59:21.084000000</meta:creation-date>
    <dc:date>2025-12-25T13:43:15.107000000</dc:date>
    <meta:editing-duration>PT43M51S</meta:editing-duration>
    <meta:editing-cycles>24</meta:editing-cycles>
    <meta:generator>MODA_ODF_Application_Tools/3.8.3.2$Windows_X86_64 LibreOffice_project/50f6e85287e3a15525502db78bc188a20eb52575</meta:generator>
    <meta:document-statistic meta:object-count="56"/>
  </office:meta>
</office:document-meta>
</file>